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/*INSTAGRAM CLONE EXPLORATORY DATA ANALYSIS USING SQL*/</text:p>
      <text:p text:style-name="Normal"/>
      <text:p text:style-name="Normal">/*SQL SKILLS: joins, date manipulation, regular expressions, views, stored procedures, aggregate functions, string manipulation*/</text:p>
      <text:p text:style-name="Normal"><text:s/></text:p>
      <text:p text:style-name="Normal">-- --------------------------------------------------------------------------------------------------------------</text:p>
      <text:p text:style-name="Normal"/>
      <text:p text:style-name="Normal">/*Ques.1 The first 10 users on the platform*/</text:p>
      <text:p text:style-name="Normal"/>
      <text:p text:style-name="Normal">SELECT<text:s/></text:p>
      <text:p text:style-name="Normal"><text:s text:c="4"/>*</text:p>
      <text:p text:style-name="Normal">FROM</text:p>
      <text:p text:style-name="Normal"><text:s text:c="4"/>ig_clone.users</text:p>
      <text:p text:style-name="Normal">ORDER BY created_at asc</text:p>
      <text:p text:style-name="Normal">LIMIT 10;</text:p>
      <text:p text:style-name="Normal">-- --------------------------------------------------------------------------------------------------------------</text:p>
      <text:p text:style-name="Normal"/>
      <text:p text:style-name="Normal">/*Ques.2 Total number of registrations*/</text:p>
      <text:p text:style-name="Normal"/>
      <text:p text:style-name="Normal">SELECT<text:s/></text:p>
      <text:p text:style-name="Normal"><text:s text:c="4"/>COUNT(*) AS 'Total Registration'</text:p>
      <text:p text:style-name="Normal">FROM</text:p>
      <text:p text:style-name="Normal"><text:s text:c="4"/>ig_clone.users;</text:p>
      <text:p text:style-name="Normal">-- --------------------------------------------------------------------------------------------------------------</text:p>
      <text:p text:style-name="Normal"/>
      <text:p text:style-name="Normal">/*Ques.3 The day of the week most users register on*/</text:p>
      <text:p text:style-name="Normal"/>
      <text:p text:style-name="Normal">CREATE VIEW vwtotalregistrations AS</text:p>
      <text:p text:style-name="Normal"><text:s text:c="4"/>SELECT<text:s/></text:p>
      <text:p text:style-name="Normal"><text:s text:c="8"/>DATE_FORMAT(created_at, '%W') AS 'day of the week',</text:p>
      <text:p text:style-name="Normal"><text:s text:c="8"/>COUNT(*) AS 'total number of registration'</text:p>
      <text:soft-page-break/>
      <text:p text:style-name="Normal"><text:s text:c="4"/>FROM</text:p>
      <text:p text:style-name="Normal"><text:s text:c="8"/>ig_clone.users</text:p>
      <text:p text:style-name="Normal"><text:s text:c="4"/>GROUP BY 1</text:p>
      <text:p text:style-name="Normal"><text:s text:c="4"/>ORDER BY 2 DESC;</text:p>
      <text:p text:style-name="Normal"><text:s text:c="4"/></text:p>
      <text:p text:style-name="Normal">SELECT<text:s/></text:p>
      <text:p text:style-name="Normal"><text:s text:c="4"/>*</text:p>
      <text:p text:style-name="Normal">FROM</text:p>
      <text:p text:style-name="Normal"><text:s text:c="4"/>vwtotalregistrations;</text:p>
      <text:p text:style-name="Normal"/>
      <text:p text:style-name="Normal">/*Version 2*/</text:p>
      <text:p text:style-name="Normal"/>
      <text:p text:style-name="Normal">SELECT<text:s/></text:p>
      <text:p text:style-name="Normal"><text:s text:c="4"/>DAYNAME(created_at) AS 'Day of the Week',</text:p>
      <text:p text:style-name="Normal"><text:s text:c="4"/>COUNT(*) AS 'Total Registration'</text:p>
      <text:p text:style-name="Normal">FROM</text:p>
      <text:p text:style-name="Normal"><text:s text:c="4"/>ig_clone.users</text:p>
      <text:p text:style-name="Normal">GROUP BY 1</text:p>
      <text:p text:style-name="Normal">ORDER BY 2 DESC;</text:p>
      <text:p text:style-name="Normal">-- --------------------------------------------------------------------------------------------------------------</text:p>
      <text:p text:style-name="Normal"/>
      <text:p text:style-name="Normal">/*Ques.4 The users who have never posted a photo*/</text:p>
      <text:p text:style-name="Normal"/>
      <text:p text:style-name="Normal">SELECT<text:s/></text:p>
      <text:p text:style-name="Normal"><text:s text:c="4"/>u.username</text:p>
      <text:p text:style-name="Normal">FROM</text:p>
      <text:p text:style-name="Normal"><text:s text:c="4"/>ig_clone.users u</text:p>
      <text:p text:style-name="Normal"><text:s text:c="8"/>LEFT JOIN</text:p>
      <text:p text:style-name="Normal"><text:s text:c="4"/>ig_clone.photos p ON p.user_id = u.id</text:p>
      <text:p text:style-name="Normal">WHERE</text:p>
      <text:p text:style-name="Normal"><text:s text:c="4"/>p.id IS NULL;</text:p>
      <text:soft-page-break/>
      <text:p text:style-name="Normal">-- --------------------------------------------------------------------------------------------------------------</text:p>
      <text:p text:style-name="Normal"/>
      <text:p text:style-name="Normal">/*Ques.5 The most likes on a single photo*/</text:p>
      <text:p text:style-name="Normal"><text:tab/></text:p>
      <text:p text:style-name="Normal">SELECT<text:s/></text:p>
      <text:p text:style-name="Normal"><text:s text:c="5"/>u.username, p.image_url, COUNT(*) AS total</text:p>
      <text:p text:style-name="Normal">FROM</text:p>
      <text:p text:style-name="Normal"><text:s text:c="4"/>ig_clone.photos p</text:p>
      <text:p text:style-name="Normal"><text:s text:c="8"/>INNER JOIN</text:p>
      <text:p text:style-name="Normal"><text:s text:c="4"/>ig_clone.likes l ON l.photo_id = p.id</text:p>
      <text:p text:style-name="Normal"><text:s text:c="8"/>INNER JOIN</text:p>
      <text:p text:style-name="Normal"><text:s text:c="4"/>ig_clone.users u ON p.user_id = u.id</text:p>
      <text:p text:style-name="Normal">GROUP BY p.id</text:p>
      <text:p text:style-name="Normal">ORDER BY total DESC</text:p>
      <text:p text:style-name="Normal">LIMIT 1;</text:p>
      <text:p text:style-name="Normal"/>
      <text:p text:style-name="Normal">/*Version 2*/</text:p>
      <text:p text:style-name="Normal"/>
      <text:p text:style-name="Normal">SELECT<text:s/></text:p>
      <text:p text:style-name="Normal"><text:s text:c="4"/>ROUND((SELECT<text:s/></text:p>
      <text:p text:style-name="Normal"><text:s text:c="20"/>COUNT(*)</text:p>
      <text:p text:style-name="Normal"><text:s text:c="16"/>FROM</text:p>
      <text:p text:style-name="Normal"><text:s text:c="20"/>ig_clone.photos) / (SELECT<text:s/></text:p>
      <text:p text:style-name="Normal"><text:s text:c="20"/>COUNT(*)</text:p>
      <text:p text:style-name="Normal"><text:s text:c="16"/>FROM</text:p>
      <text:p text:style-name="Normal"><text:s text:c="20"/>ig_clone.users),</text:p>
      <text:p text:style-name="Normal"><text:s text:c="12"/>2) AS 'Average Posts by Users';</text:p>
      <text:p text:style-name="Normal">-- --------------------------------------------------------------------------------------------------------------</text:p>
      <text:p text:style-name="Normal"/>
      <text:p text:style-name="Normal">/*Ques.6 The number of photos posted by most active users*/</text:p>
      <text:p text:style-name="Normal"/>
      <text:soft-page-break/>
      <text:p text:style-name="Normal">SELECT<text:s/></text:p>
      <text:p text:style-name="Normal"><text:tab/>u.username AS 'Username',</text:p>
      <text:p text:style-name="Normal"><text:s text:c="4"/>COUNT(p.image_url) AS 'Number of Posts'</text:p>
      <text:p text:style-name="Normal">FROM</text:p>
      <text:p text:style-name="Normal"><text:s text:c="4"/>ig_clone.users u</text:p>
      <text:p text:style-name="Normal"><text:s text:c="8"/>JOIN</text:p>
      <text:p text:style-name="Normal"><text:s text:c="4"/>ig_clone.photos p ON u.id = p.user_id</text:p>
      <text:p text:style-name="Normal">GROUP BY u.id</text:p>
      <text:p text:style-name="Normal">ORDER BY 2 DESC</text:p>
      <text:p text:style-name="Normal">LIMIT 5;</text:p>
      <text:p text:style-name="Normal">-- --------------------------------------------------------------------------------------------------------------</text:p>
      <text:p text:style-name="Normal"/>
      <text:p text:style-name="Normal">/*Ques.7 The total number of posts*/</text:p>
      <text:p text:style-name="Normal"/>
      <text:p text:style-name="Normal">SELECT<text:s/></text:p>
      <text:p text:style-name="Normal"><text:s text:c="4"/>SUM(user_posts.total_posts_per_user) AS 'Total Posts by Users'</text:p>
      <text:p text:style-name="Normal">FROM</text:p>
      <text:p text:style-name="Normal"><text:s text:c="4"/>(SELECT<text:s/></text:p>
      <text:p text:style-name="Normal"><text:s text:c="8"/>u.username, COUNT(p.image_url) AS total_posts_per_user</text:p>
      <text:p text:style-name="Normal"><text:s text:c="4"/>FROM</text:p>
      <text:p text:style-name="Normal"><text:s text:c="8"/>ig_clone.users u</text:p>
      <text:p text:style-name="Normal"><text:s text:c="4"/>JOIN ig_clone.photos p ON u.id = p.user_id</text:p>
      <text:p text:style-name="Normal"><text:s text:c="4"/>GROUP BY u.id) AS user_posts;</text:p>
      <text:p text:style-name="Normal">-- --------------------------------------------------------------------------------------------------------------</text:p>
      <text:p text:style-name="Normal"/>
      <text:p text:style-name="Normal">/*Ques.8 The total number of users with posts*/</text:p>
      <text:p text:style-name="Normal"/>
      <text:p text:style-name="Normal">SELECT<text:s/></text:p>
      <text:p text:style-name="Normal"><text:s text:c="4"/>COUNT(DISTINCT (u.id)) AS total_number_of_users_with_posts</text:p>
      <text:p text:style-name="Normal">FROM</text:p>
      <text:p text:style-name="Normal"><text:s text:c="4"/>ig_clone.users u</text:p>
      <text:soft-page-break/>
      <text:p text:style-name="Normal"><text:s text:c="8"/>JOIN</text:p>
      <text:p text:style-name="Normal"><text:s text:c="4"/>ig_clone.photos p ON u.id = p.user_id;</text:p>
      <text:p text:style-name="Normal">-- --------------------------------------------------------------------------------------------------------------</text:p>
      <text:p text:style-name="Normal"/>
      <text:p text:style-name="Normal">/*Ques.9 The usernames with numbers as ending*/</text:p>
      <text:p text:style-name="Normal"/>
      <text:p text:style-name="Normal">SELECT<text:s/></text:p>
      <text:p text:style-name="Normal"><text:s text:c="4"/>id, username</text:p>
      <text:p text:style-name="Normal">FROM</text:p>
      <text:p text:style-name="Normal"><text:s text:c="4"/>ig_clone.users</text:p>
      <text:p text:style-name="Normal">WHERE</text:p>
      <text:p text:style-name="Normal"><text:s text:c="4"/>username REGEXP '[$0-9]';</text:p>
      <text:p text:style-name="Normal">-- --------------------------------------------------------------------------------------------------------------</text:p>
      <text:p text:style-name="Normal"/>
      <text:p text:style-name="Normal">/*Ques.10 The usernames with charachter as ending*/</text:p>
      <text:p text:style-name="Normal"/>
      <text:p text:style-name="Normal">SELECT<text:s/></text:p>
      <text:p text:style-name="Normal"><text:s text:c="4"/>id, username</text:p>
      <text:p text:style-name="Normal">FROM</text:p>
      <text:p text:style-name="Normal"><text:s text:c="4"/>ig_clone.users</text:p>
      <text:p text:style-name="Normal">WHERE</text:p>
      <text:p text:style-name="Normal"><text:s text:c="4"/>username NOT REGEXP '[$0-9]';</text:p>
      <text:p text:style-name="Normal">-- --------------------------------------------------------------------------------------------------------------</text:p>
      <text:p text:style-name="Normal"/>
      <text:p text:style-name="Normal">/*Ques.11 The number of usernames that start with A*/</text:p>
      <text:p text:style-name="Normal"/>
      <text:p text:style-name="Normal">SELECT<text:s/></text:p>
      <text:p text:style-name="Normal"><text:s text:c="4"/>count(id)</text:p>
      <text:p text:style-name="Normal">FROM</text:p>
      <text:p text:style-name="Normal"><text:s text:c="4"/>ig_clone.users</text:p>
      <text:p text:style-name="Normal">WHERE</text:p>
      <text:soft-page-break/>
      <text:p text:style-name="Normal"><text:s text:c="4"/>username REGEXP '^[A]';</text:p>
      <text:p text:style-name="Normal">-- --------------------------------------------------------------------------------------------------------------</text:p>
      <text:p text:style-name="Normal"/>
      <text:p text:style-name="Normal">/*Ques.12 The most popular tag names by usage*/</text:p>
      <text:p text:style-name="Normal"/>
      <text:p text:style-name="Normal">SELECT<text:s/></text:p>
      <text:p text:style-name="Normal"><text:s text:c="4"/>t.tag_name, COUNT(tag_name) AS seen_used</text:p>
      <text:p text:style-name="Normal">FROM</text:p>
      <text:p text:style-name="Normal"><text:s text:c="4"/>ig_clone.tags t</text:p>
      <text:p text:style-name="Normal"><text:s text:c="8"/>JOIN</text:p>
      <text:p text:style-name="Normal"><text:s text:c="4"/>ig_clone.photo_tags pt ON t.id = pt.tag_id</text:p>
      <text:p text:style-name="Normal">GROUP BY t.id</text:p>
      <text:p text:style-name="Normal">ORDER BY seen_used DESC</text:p>
      <text:p text:style-name="Normal">LIMIT 10;</text:p>
      <text:p text:style-name="Normal">-- --------------------------------------------------------------------------------------------------------------</text:p>
      <text:p text:style-name="Normal"/>
      <text:p text:style-name="Normal">/*Ques.13 The most popular tag names by likes*/</text:p>
      <text:p text:style-name="Normal"/>
      <text:p text:style-name="Normal">SELECT<text:s/></text:p>
      <text:p text:style-name="Normal"><text:s text:c="4"/>t.tag_name AS 'Tag Name',</text:p>
      <text:p text:style-name="Normal"><text:s text:c="4"/>COUNT(l.photo_id) AS 'Number of Likes'</text:p>
      <text:p text:style-name="Normal">FROM</text:p>
      <text:p text:style-name="Normal"><text:s text:c="4"/>ig_clone.photo_tags pt</text:p>
      <text:p text:style-name="Normal"><text:s text:c="8"/>JOIN</text:p>
      <text:p text:style-name="Normal"><text:s text:c="4"/>ig_clone.likes l ON l.photo_id = pt.photo_id</text:p>
      <text:p text:style-name="Normal"><text:s text:c="8"/>JOIN</text:p>
      <text:p text:style-name="Normal"><text:s text:c="4"/>ig_clone.tags t ON pt.tag_id = t.id</text:p>
      <text:p text:style-name="Normal">GROUP BY 1</text:p>
      <text:p text:style-name="Normal">ORDER BY 2 DESC</text:p>
      <text:p text:style-name="Normal">LIMIT 10;</text:p>
      <text:p text:style-name="Normal">-- --------------------------------------------------------------------------------------------------------------</text:p>
      <text:p text:style-name="Normal"/>
      <text:p text:style-name="Normal">/*Ques.14 The users who have liked every single photo on the site*/</text:p>
      <text:p text:style-name="Normal"/>
      <text:p text:style-name="Normal">SELECT<text:s/></text:p>
      <text:p text:style-name="Normal"><text:s text:c="4"/>u.id, u.username, COUNT(l.user_id) AS total_likes_by_user</text:p>
      <text:p text:style-name="Normal">FROM</text:p>
      <text:p text:style-name="Normal"><text:s text:c="4"/>ig_clone.users u</text:p>
      <text:p text:style-name="Normal"><text:s text:c="8"/>JOIN</text:p>
      <text:p text:style-name="Normal"><text:s text:c="4"/>ig_clone.likes l ON u.id = l.user_id</text:p>
      <text:p text:style-name="Normal">GROUP BY u.id</text:p>
      <text:p text:style-name="Normal">HAVING total_likes_by_user = (SELECT<text:s/></text:p>
      <text:p text:style-name="Normal"><text:s text:c="8"/>COUNT(*)</text:p>
      <text:p text:style-name="Normal"><text:s text:c="4"/>FROM</text:p>
      <text:p text:style-name="Normal"><text:s text:c="8"/>ig_clone.photos);</text:p>
      <text:p text:style-name="Normal">-- --------------------------------------------------------------------------------------------------------------</text:p>
      <text:p text:style-name="Normal"/>
      <text:p text:style-name="Normal">/*Ques.15 Total number of users without comments*/</text:p>
      <text:p text:style-name="Normal"/>
      <text:p text:style-name="Normal">SELECT<text:s/></text:p>
      <text:p text:style-name="Normal"><text:s text:c="4"/>COUNT(*) AS total_number_of_users_without_comments</text:p>
      <text:p text:style-name="Normal">FROM</text:p>
      <text:p text:style-name="Normal"><text:s text:c="4"/>(SELECT<text:s/></text:p>
      <text:p text:style-name="Normal"><text:s text:c="8"/>u.username, c.comment_text</text:p>
      <text:p text:style-name="Normal"><text:s text:c="4"/>FROM</text:p>
      <text:p text:style-name="Normal"><text:s text:c="8"/>ig_clone.users u</text:p>
      <text:p text:style-name="Normal"><text:s text:c="4"/>LEFT JOIN ig_clone.comments c ON u.id = c.user_id</text:p>
      <text:p text:style-name="Normal"><text:s text:c="4"/>GROUP BY u.id , c.comment_text</text:p>
      <text:p text:style-name="Normal"><text:s text:c="4"/>HAVING comment_text IS NULL) AS users;</text:p>
      <text:p text:style-name="Normal">-- --------------------------------------------------------------------------------------------------------------</text:p>
      <text:p text:style-name="Normal"/>
      <text:soft-page-break/>
      <text:p text:style-name="Normal">/*Ques.16 The percentage of users who have either never commented on a photo or likes every photo*/</text:p>
      <text:p text:style-name="Normal"/>
      <text:p text:style-name="Normal">SELECT<text:s/></text:p>
      <text:p text:style-name="Normal"><text:s text:c="4"/>tableA.total_A AS 'Number Of Users who never commented',</text:p>
      <text:p text:style-name="Normal"><text:s text:c="4"/>(tableA.total_A / (SELECT<text:s/></text:p>
      <text:p text:style-name="Normal"><text:s text:c="12"/>COUNT(*)</text:p>
      <text:p text:style-name="Normal"><text:s text:c="8"/>FROM</text:p>
      <text:p text:style-name="Normal"><text:s text:c="12"/>ig_clone.users u)) * 100 AS '%',</text:p>
      <text:p text:style-name="Normal"><text:s text:c="4"/>tableB.total_B AS 'Number of Users who likes every photos',</text:p>
      <text:p text:style-name="Normal"><text:s text:c="4"/>(tableB.total_B / (SELECT<text:s/></text:p>
      <text:p text:style-name="Normal"><text:s text:c="12"/>COUNT(*)</text:p>
      <text:p text:style-name="Normal"><text:s text:c="8"/>FROM</text:p>
      <text:p text:style-name="Normal"><text:s text:c="12"/>ig_clone.users u)) * 100 AS '%'</text:p>
      <text:p text:style-name="Normal">FROM</text:p>
      <text:p text:style-name="Normal"><text:s text:c="4"/>(SELECT<text:s/></text:p>
      <text:p text:style-name="Normal"><text:s text:c="8"/>COUNT(*) AS total_A</text:p>
      <text:p text:style-name="Normal"><text:s text:c="4"/>FROM</text:p>
      <text:p text:style-name="Normal"><text:s text:c="8"/>(SELECT<text:s/></text:p>
      <text:p text:style-name="Normal"><text:s text:c="8"/>u.username, c.comment_text</text:p>
      <text:p text:style-name="Normal"><text:s text:c="4"/>FROM</text:p>
      <text:p text:style-name="Normal"><text:s text:c="8"/>ig_clone.users u</text:p>
      <text:p text:style-name="Normal"><text:s text:c="4"/>LEFT JOIN ig_clone.comments c ON u.id = c.user_id</text:p>
      <text:p text:style-name="Normal"><text:s text:c="4"/>GROUP BY u.id , c.comment_text</text:p>
      <text:p text:style-name="Normal"><text:s text:c="4"/>HAVING comment_text IS NULL) AS total_number_of_users_without_comments) AS tableA</text:p>
      <text:p text:style-name="Normal"><text:s text:c="8"/>JOIN</text:p>
      <text:p text:style-name="Normal"><text:s text:c="4"/>(SELECT<text:s/></text:p>
      <text:p text:style-name="Normal"><text:s text:c="8"/>COUNT(*) AS total_B</text:p>
      <text:p text:style-name="Normal"><text:s text:c="4"/>FROM</text:p>
      <text:p text:style-name="Normal"><text:s text:c="8"/>(SELECT<text:s/></text:p>
      <text:p text:style-name="Normal"><text:s text:c="8"/>u.id, u.username, COUNT(u.id) AS total_likes_by_user</text:p>
      <text:soft-page-break/>
      <text:p text:style-name="Normal"><text:s text:c="4"/>FROM</text:p>
      <text:p text:style-name="Normal"><text:s text:c="8"/>ig_clone.users u</text:p>
      <text:p text:style-name="Normal"><text:s text:c="4"/>JOIN ig_clone.likes l ON u.id = l.user_id</text:p>
      <text:p text:style-name="Normal"><text:s text:c="4"/>GROUP BY u.id , u.username</text:p>
      <text:p text:style-name="Normal"><text:s text:c="4"/>HAVING total_likes_by_user = (SELECT<text:s/></text:p>
      <text:p text:style-name="Normal"><text:s text:c="12"/>COUNT(*)</text:p>
      <text:p text:style-name="Normal"><text:s text:c="8"/>FROM</text:p>
      <text:p text:style-name="Normal"><text:s text:c="12"/>ig_clone.photos p)) AS total_number_users_likes_every_photos) AS tableB;</text:p>
      <text:p text:style-name="Normal">-- --------------------------------------------------------------------------------------------------------------</text:p>
      <text:p text:style-name="Normal"/>
      <text:p text:style-name="Normal">/*Ques.17 Clean URLs of photos posted on the platform*/</text:p>
      <text:p text:style-name="Normal"/>
      <text:p text:style-name="Normal">SELECT<text:s/></text:p>
      <text:p text:style-name="Normal"><text:s text:c="4"/>SUBSTRING(image_url,</text:p>
      <text:p text:style-name="Normal"><text:s text:c="8"/>LOCATE('/', image_url) + 2,</text:p>
      <text:p text:style-name="Normal"><text:s text:c="8"/>LENGTH(image_url) - LOCATE('/', image_url)) AS IMAGE_URL</text:p>
      <text:p text:style-name="Normal">FROM</text:p>
      <text:p text:style-name="Normal"><text:s text:c="4"/>ig_clone.photos;</text:p>
      <text:p text:style-name="Normal">-- --------------------------------------------------------------------------------------------------------------</text:p>
      <text:p text:style-name="Normal"/>
      <text:p text:style-name="Normal">/*Ques.18 The average time on the platform */</text:p>
      <text:p text:style-name="Normal"/>
      <text:p text:style-name="Normal">SELECT<text:s/></text:p>
      <text:p text:style-name="Normal"><text:s text:c="4"/>ROUND(AVG(DATEDIFF(CURRENT_TIMESTAMP, created_at)/360), 2) as Total_Years_on_Platform</text:p>
      <text:p text:style-name="Normal">FROM</text:p>
      <text:p text:style-name="Normal"><text:s text:c="4"/>ig_clone.users;</text:p>
      <text:p text:style-name="Normal">-- --------------------------------------------------------------------------------------------------------------</text:p>
      <text:p text:style-name="Normal"/>
      <text:p text:style-name="Normal">/*CREATING STORED PROCEDURES */</text:p>
      <text:p text:style-name="Normal"/>
      <text:p text:style-name="Normal">/*Ques.1 Popular hashtags list*/</text:p>
      <text:p text:style-name="Normal"/>
      <text:p text:style-name="Normal">CREATE PROCEDURE `spPopularTags`()</text:p>
      <text:p text:style-name="Normal">BEGIN</text:p>
      <text:p text:style-name="Normal">SELECT<text:s/></text:p>
      <text:p text:style-name="Normal"><text:s text:c="4"/>t.tag_name, COUNT(tag_name) AS 'HashtagCounts'</text:p>
      <text:p text:style-name="Normal">FROM</text:p>
      <text:p text:style-name="Normal"><text:s text:c="4"/>ig_clone.tags t</text:p>
      <text:p text:style-name="Normal"><text:s text:c="8"/>JOIN</text:p>
      <text:p text:style-name="Normal"><text:s text:c="4"/>ig_clone.photo_tags pt ON t.id = pt.tag_id</text:p>
      <text:p text:style-name="Normal">GROUP BY t.id , 1</text:p>
      <text:p text:style-name="Normal">ORDER BY 2 DESC;<text:s/></text:p>
      <text:p text:style-name="Normal">END //</text:p>
      <text:p text:style-name="Normal"/>
      <text:p text:style-name="Normal">CALL `ig_clone`.`spPopularTags`();</text:p>
      <text:p text:style-name="Normal">-- --------------------------------------------------------------------------------------------------------------</text:p>
      <text:p text:style-name="Normal"/>
      <text:p text:style-name="Normal">/*Ques.2 Users who have engaged atleast one time on the platform*/</text:p>
      <text:p text:style-name="Normal"/>
      <text:p text:style-name="Normal">CREATE PROCEDURE `spEngagedUser`()</text:p>
      <text:p text:style-name="Normal">BEGIN</text:p>
      <text:p text:style-name="Normal">SELECT DISTINCT</text:p>
      <text:p text:style-name="Normal"><text:s text:c="4"/>username</text:p>
      <text:p text:style-name="Normal">FROM</text:p>
      <text:p text:style-name="Normal"><text:s text:c="4"/>ig_clone.users u</text:p>
      <text:p text:style-name="Normal"><text:s text:c="8"/>INNER JOIN</text:p>
      <text:p text:style-name="Normal"><text:s text:c="4"/>ig_clone.photos p ON p.user_id = u.id</text:p>
      <text:p text:style-name="Normal"><text:s text:c="8"/>INNER JOIN</text:p>
      <text:p text:style-name="Normal"><text:s text:c="4"/>ig_clone.likes l ON l.user_id = p.user_id</text:p>
      <text:p text:style-name="Normal">WHERE</text:p>
      <text:p text:style-name="Normal"><text:s text:c="4"/>p.id IS NOT NULL</text:p>
      <text:p text:style-name="Normal"><text:s text:c="8"/>OR l.user_id IS NOT NULL;</text:p>
      <text:soft-page-break/>
      <text:p text:style-name="Normal">END //</text:p>
      <text:p text:style-name="Normal"/>
      <text:p text:style-name="Normal">CALL `ig_clone`.`spEngagedUser`();</text:p>
      <text:p text:style-name="Normal">-- --------------------------------------------------------------------------------------------------------------</text:p>
      <text:p text:style-name="Normal"/>
      <text:p text:style-name="Normal">/*Ques.3 Total number of comments by the users on the platform */</text:p>
      <text:p text:style-name="Normal"/>
      <text:p text:style-name="Normal">CREATE PROCEDURE `spUserComments`()</text:p>
      <text:p text:style-name="Normal">BEGIN</text:p>
      <text:p text:style-name="Normal">SELECT<text:s/></text:p>
      <text:p text:style-name="Normal">COUNT(*) <text:s/>as 'Total Number of Comments'</text:p>
      <text:p text:style-name="Normal">FROM (</text:p>
      <text:p text:style-name="Normal"><text:s text:c="4"/>SELECT<text:s/></text:p>
      <text:p text:style-name="Normal"><text:s text:c="8"/>c.user_id, u.username</text:p>
      <text:p text:style-name="Normal"><text:s text:c="8"/>FROM ig_clone.users u</text:p>
      <text:p text:style-name="Normal"><text:tab/>JOIN ig_clone.comments c ON u.id = c.user_idusers</text:p>
      <text:p text:style-name="Normal"><text:s text:c="4"/>WHERE</text:p>
      <text:p text:style-name="Normal"><text:s text:c="8"/>c.comment_text IS NOT NULL</text:p>
      <text:p text:style-name="Normal"><text:s text:c="4"/>GROUP BY u.username , c.user_id) as Table1;</text:p>
      <text:p text:style-name="Normal">END //</text:p>
      <text:p text:style-name="Normal"/>
      <text:p text:style-name="Normal">CALL `ig_clone`.`spUserComments`();</text:p>
      <text:p text:style-name="Normal">-- --------------------------------------------------------------------------------------------------------------</text:p>
      <text:p text:style-name="Normal"/>
      <text:p text:style-name="Normal">/*Ques.4 The username, image posted, tags used and comments made by a specific user*/</text:p>
      <text:p text:style-name="Normal"/>
      <text:p text:style-name="Normal">CREATE PROCEDURE `spUserInfo`(IN userid INT(11))</text:p>
      <text:p text:style-name="Normal">BEGIN</text:p>
      <text:p text:style-name="Normal">SELECT<text:s/></text:p>
      <text:p text:style-name="Normal"><text:s text:c="4"/>u.id, u.username, p.image_url, c.comment_text, t.tag_name</text:p>
      <text:p text:style-name="Normal">FROM</text:p>
      <text:soft-page-break/>
      <text:p text:style-name="Normal"><text:s text:c="4"/>ig_clone.users u</text:p>
      <text:p text:style-name="Normal"><text:s text:c="8"/>INNER JOIN</text:p>
      <text:p text:style-name="Normal"><text:s text:c="4"/>ig_clone.photos p ON p.user_id = u.id</text:p>
      <text:p text:style-name="Normal"><text:s text:c="8"/>INNER JOIN</text:p>
      <text:p text:style-name="Normal"><text:s text:c="4"/>ig_clone.comments c ON c.user_id = u.id</text:p>
      <text:p text:style-name="Normal"><text:s text:c="8"/>INNER JOIN</text:p>
      <text:p text:style-name="Normal"><text:s text:c="4"/>ig_clone.photo_tags pt ON pt.photo_id = p.id</text:p>
      <text:p text:style-name="Normal"><text:s text:c="8"/>INNER JOIN</text:p>
      <text:p text:style-name="Normal"><text:s text:c="4"/>ig_clone.tags t ON t.id = pt.tag_id</text:p>
      <text:p text:style-name="Normal">where u.id = userid;</text:p>
      <text:p text:style-name="Normal">END //</text:p>
      <text:p text:style-name="Normal"/>
      <text:p text:style-name="Normal">CALL `ig_clone`.`spUserInfo`(2);</text:p>
      <text:p text:style-name="Normal">-- 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iddhi</meta:initial-creator>
    <dc:creator>Riddhi</dc:creator>
    <meta:creation-date>2023-07-31T15:17:00Z</meta:creation-date>
    <dc:date>2023-07-31T15:17:00Z</dc:date>
    <meta:template xlink:href="Normal" xlink:type="simple"/>
    <meta:editing-cycles>1</meta:editing-cycles>
    <meta:editing-duration>PT0S</meta:editing-duration>
    <meta:document-statistic meta:page-count="12" meta:paragraph-count="19" meta:word-count="1486" meta:character-count="9943" meta:row-count="70" meta:non-whitespace-character-count="8476"/>
  </office:meta>
</office:document-meta>
</file>